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51cm"/>
    </style:style>
    <style:style style:name="co3" style:family="table-column">
      <style:table-column-properties fo:break-before="auto" style:column-width="4.29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pt sam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2" office:value-type="string">
            <text:p>Session grand public</text:p>
            <text:p>Amphi A001</text:p>
          </table:table-cell>
          <table:table-cell table:style-name="ce2" office:value-type="string">
            <text:p>Session technique</text:p>
            <text:p>Amphi A002</text:p>
          </table:table-cell>
          <table:table-cell table:style-name="ce2" office:value-type="string">
            <text:p>Session multimedia</text:p>
            <text:p>Amphi C002</text:p>
          </table:table-cell>
          <table:table-cell table:style-name="ce2" office:value-type="string">
            <text:p>Et aussi...</text:p>
          </table:table-cell>
        </table:table-row>
        <table:table-row table:style-name="ro2">
          <table:table-cell office:value-type="string">
            <text:p>13h</text:p>
          </table:table-cell>
          <table:table-cell table:style-name="ce2" office:value-type="string" table:number-columns-spanned="4" table:number-rows-spanned="1">
            <text:p>Ouverture au public</text:p>
          </table:table-cell>
          <table:covered-table-cell table:style-name="Default"/>
          <table:covered-table-cell table:number-columns-repeated="2"/>
        </table:table-row>
        <table:table-row table:style-name="ro3">
          <table:table-cell office:value-type="string">
            <text:p>14h</text:p>
          </table:table-cell>
          <table:table-cell office:value-type="string">
            <text:p><text:a xlink:href="http://www.toulibre.org/ubuntuparty#conf_ubuntu">Présentation d'Ubuntu et nouveautés de la 11.10</text:a></text:p>
            <text:p>Rick Spencer, directeur de l'ingénirie chez <text:a xlink:href="http://www.canonical.com/">Canonical</text:a></text:p>
          </table:table-cell>
          <table:table-cell office:value-type="string">
            <text:p><text:a xlink:href="http://www.toulibre.org/ubuntuparty#conf_qa_debian">Gestion de la qualité dans Debian</text:a></text:p>
            <text:p>Lucas Nussbaum, maitre de Conférences à l’université Nancy 2 et développeur Debian</text:p>
          </table:table-cell>
          <table:table-cell table:style-name="ce4" office:value-type="string">
            <text:p><text:a xlink:href="http://www.toulibre.org/ubuntuparty#conf_brush_engine">Mypaint : Comprendre la création de brosses numériques (et démonstration)</text:a></text:p>
            <text:p>David Revoy</text:p>
          </table:table-cell>
          <table:table-cell table:style-name="ce3" office:value-type="string" table:number-columns-spanned="1" table:number-rows-spanned="6">
            <text:p><text:a xlink:href="http://www.toulibre.org/ubuntuparty#install-party">Install Party</text:a> (salle C101-C103)</text:p>
            <text:p><text:a xlink:href="http://www.toulibre.org/ubuntuparty#demonstrations">Démonstrations</text:a> (mezzanine)</text:p>
            <text:p><text:a xlink:href="http://www.toulibre.org/ubuntuparty#stands">Stands</text:a> (hall d'accueil)</text:p>
          </table:table-cell>
        </table:table-row>
        <table:table-row table:style-name="ro3">
          <table:table-cell office:value-type="string">
            <text:p>15h</text:p>
          </table:table-cell>
          <table:table-cell office:value-type="string">
            <text:p><text:a xlink:href="http://www.toulibre.org/ubuntuparty#conf_ll_modele_societe">Le logiciel libre : un modèle de société</text:a></text:p>
            <text:p>François Pellegrini, professeur d'informatique à l'Université Bordeaux 1</text:p>
          </table:table-cell>
          <table:table-cell office:value-type="string">
            <text:p><text:a xlink:href="http://www.toulibre.org/ubuntuparty#conf_internet">Derrière la scène : comment et grâce à qui l'Internet fonctionne t-il ?</text:a></text:p>
            <text:p>Stéphane Bortzmeyer, ingénieur au service R&amp;D de l'AFNIC</text:p>
          </table:table-cell>
          <table:table-cell table:style-name="ce3" office:value-type="string">
            <text:p><text:a xlink:href="http://www.toulibre.org/ubuntuparty#conf_blender">Blender, une solution libre pour la création Audiovisuelle et les effets visuels </text:a></text:p>
            <text:p>François Grassard</text:p>
          </table:table-cell>
          <table:covered-table-cell/>
        </table:table-row>
        <table:table-row table:style-name="ro4">
          <table:table-cell office:value-type="string">
            <text:p>16h</text:p>
          </table:table-cell>
          <table:table-cell office:value-type="string">
            <text:p><text:a xlink:href="http://www.toulibre.org/ubuntuparty#conf_wikipedia">10 ans de Wikipédia</text:a></text:p>
            <text:p>Guillaume Paumier</text:p>
          </table:table-cell>
          <table:table-cell office:value-type="string">
            <text:p><text:a xlink:href="http://www.toulibre.org/ubuntuparty#conf_synchrotron">Tango: Un exemple de logiciel libre pour le contrôle de grands instruments de physique</text:a></text:p>
            <text:p>Emmanuel Taurel, ingénieur logiciel à l'ESRF.</text:p>
          </table:table-cell>
          <table:table-cell table:style-name="ce3" office:value-type="string">
            <text:p><text:a xlink:href="http://www.toulibre.org/ubuntuparty#conf_darktable">Darktable : un logiciel adapté au flux de travail du photographe </text:a></text:p>
            <text:p>Olivier Tribout</text:p>
            <text:p/>
            <text:p><text:a xlink:href="http://www.toulibre.org/ubuntuparty#conf_intro_mao">Introduction à la M.A.O sous Linux</text:a></text:p>
            <text:p>François Girault</text:p>
          </table:table-cell>
          <table:covered-table-cell/>
        </table:table-row>
        <table:table-row table:style-name="ro2">
          <table:table-cell office:value-type="string">
            <text:p>17h</text:p>
          </table:table-cell>
          <table:table-cell table:style-name="ce2" office:value-type="string" table:number-columns-spanned="3" table:number-rows-spanned="1">
            <text:p>Pause</text:p>
          </table:table-cell>
          <table:covered-table-cell table:style-name="Default"/>
          <table:covered-table-cell table:number-columns-repeated="2"/>
        </table:table-row>
        <table:table-row table:style-name="ro4">
          <table:table-cell office:value-type="string">
            <text:p>17h15</text:p>
          </table:table-cell>
          <table:table-cell office:value-type="string">
            <text:p><text:a xlink:href="http://www.toulibre.org/ubuntuparty#conf_opendata">L'Open Data expliqué à ma mère</text:a></text:p>
            <text:p>Claire Gallon, co-fondatrice de l'association Libertic</text:p>
          </table:table-cell>
          <table:table-cell office:value-type="string">
            <text:p><text:a xlink:href="http://www.toulibre.org/ubuntuparty#conf_cloud">OpenStack, le cloud libre</text:a></text:p>
            <text:p>Thierry Carrez, release manager du projet OpenStack</text:p>
          </table:table-cell>
          <table:table-cell table:style-name="ce3" office:value-type="string">
            <text:p><text:a xlink:href="http://www.toulibre.org/ubuntuparty#conf_ardour">Ardour : une station de travail audio-numérique </text:a></text:p>
            <text:p>François Girault</text:p>
            <text:p/>
            <text:p><text:a xlink:href="http://www.toulibre.org/ubuntuparty#conf_floss_manuals">Floss Manuals fr, ou le nouveau pari de la documentation libre de qualité sur le Libre</text:a></text:p>
            <text:p>Elisa de Castro Guerra</text:p>
          </table:table-cell>
          <table:covered-table-cell/>
        </table:table-row>
        <table:table-row table:style-name="ro5">
          <table:table-cell office:value-type="string">
            <text:p>18h15</text:p>
          </table:table-cell>
          <table:table-cell office:value-type="string">
            <text:p><text:a xlink:href="http://www.toulibre.org/ubuntuparty#conf_ess">Logiciel Libre et Économie Sociale et Solidaire, quels échanges possibles ?</text:a></text:p>
            <text:p>Aurore Rousseaux</text:p>
          </table:table-cell>
          <table:table-cell office:value-type="string">
            <text:p><text:a xlink:href="http://www.toulibre.org/ubuntuparty#conf_linux">De la 0.01 à la 3.0 : 20 ans de Linux</text:a></text:p>
            <text:p>Thomas Petazzoni, ingénieur Linux embarqué chez Free Electrons</text:p>
          </table:table-cell>
          <table:table-cell table:style-name="ce3" office:value-type="string">
            <text:p><text:a xlink:href="http://www.toulibre.org/ubuntuparty#conf_scribus">Utilisations professionnelles de Scribus et impact de Scribus dans l'édition africaine</text:a></text:p>
            <text:p>Cédric Gémy</text:p>
          </table:table-cell>
          <table:covered-table-cell/>
        </table:table-row>
        <table:table-row table:style-name="ro5">
          <table:table-cell office:value-type="string">
            <text:p>19h15</text:p>
          </table:table-cell>
          <table:table-cell office:value-type="string" table:number-columns-spanned="4" table:number-rows-spanned="1">
            <text:p>Conférence de clôture</text:p>
            <text:p><text:a xlink:href="http://www.toulibre.org/ubuntuparty#neutralite-net">Improvisation sur l'actualité d'Internet, de la défense des libertés fondamentales sur Internet, de la vie, l'univers et tout le reste</text:a></text:p>
            <text:p>Jérémie Zimmermann, co-fondateur et animateur de la Quadrature du Net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office:value-type="string">
            <text:p>20h15</text:p>
          </table:table-cell>
          <table:table-cell office:value-type="string" table:number-columns-spanned="4" table:number-rows-spanned="1">
            <text:p>Apéritif de clôture</text:p>
            <text:p>en présence des intervenants </text:p>
          </table:table-cell>
          <table:covered-table-cell table:style-name="Default"/>
          <table:covered-table-cell table:number-columns-repeated="2"/>
        </table:table-row>
      </table:table>
      <table:table table:name="Feuille2" table:style-name="ta1">
        <table:table-column table:style-name="co1" table:default-cell-style-name="ce2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table:style-name="ce1"/>
          <table:table-cell office:value-type="string" table:number-columns-spanned="2" table:number-rows-spanned="1">
            <text:p>Ateliers grand public et technique</text:p>
          </table:table-cell>
          <table:covered-table-cell/>
          <table:table-cell table:style-name="ce2" office:value-type="string" table:number-columns-spanned="3" table:number-rows-spanned="1">
            <text:p>Ateliers multimedia</text:p>
          </table:table-cell>
          <table:covered-table-cell table:number-columns-repeated="2"/>
        </table:table-row>
        <table:table-row table:style-name="ro1">
          <table:table-cell office:value-type="string">
            <text:p>9h30</text:p>
          </table:table-cell>
          <table:table-cell office:value-type="string" table:number-columns-spanned="5" table:number-rows-spanned="1">
            <text:p>Ouverture, accueil du public</text:p>
            <text:p> </text:p>
          </table:table-cell>
          <table:covered-table-cell table:number-columns-repeated="4"/>
        </table:table-row>
        <table:table-row table:style-name="ro6">
          <table:table-cell office:value-type="string">
            <text:p>10h à 13h</text:p>
          </table:table-cell>
          <table:table-cell table:style-name="ce3" office:value-type="string">
            <text:p><text:a xlink:href="http://www.toulibre.org/ubuntuparty#atelier_debian">Création de paquets Debian</text:a></text:p>
            <text:p>Lucas Nussbaum</text:p>
            <text:p><text:a xlink:href="http://www.toulibre.org/ubuntuparty2011:atelier_debian">Inscription</text:a></text:p>
            <text:p>Salle C101</text:p>
          </table:table-cell>
          <table:table-cell table:style-name="ce3" office:value-type="string">
            <text:p><text:a xlink:href="http://www.toulibre.org/ubuntuparty#atelier_qtquick">Atelier QtQuick (QML)</text:a></text:p>
            <text:p>Nicolas Arnaud-Cormos, KDAB</text:p>
            <text:p><text:a xlink:href="http://www.toulibre.org/ubuntuparty2011:atelier_qtquick">Inscription</text:a></text:p>
            <text:p>Salle C103</text:p>
          </table:table-cell>
          <table:table-cell table:style-name="ce3" office:value-type="string">
            <text:p><text:a xlink:href="http://www.toulibre.org/ubuntuparty#atelier_inkscape">Débutons avec Inkscape</text:a></text:p>
            <text:p>Elisa de Castro Guerra</text:p>
            <text:p><text:a xlink:href="http://www.toulibre.org/ubuntuparty2011:atelier_inkscape">Inscription</text:a></text:p>
            <text:p>Salle A201</text:p>
          </table:table-cell>
          <table:table-cell table:style-name="ce3" office:value-type="string">
            <text:p><text:a xlink:href="http://www.toulibre.org/ubuntuparty#atelier_blender">Blender et l'animation dynamique pour les effets visuels </text:a></text:p>
            <text:p>François Grassard</text:p>
            <text:p><text:a xlink:href="http://www.toulibre.org/ubuntuparty2011:atelier_blender">Inscription</text:a></text:p>
            <text:p>Salle A202</text:p>
          </table:table-cell>
          <table:table-cell table:style-name="ce3" office:value-type="string">
            <text:p><text:a xlink:href="http://www.toulibre.org/ubuntuparty#atelier_gimp">Atelier Gimp</text:a></text:p>
            <text:p>Cédric Gémy</text:p>
            <text:p><text:a xlink:href="http://www.toulibre.org/ubuntuparty2011:atelier_gimp">Inscription</text:a></text:p>
            <text:p>Salle A203</text:p>
          </table:table-cell>
        </table:table-row>
        <table:table-row table:style-name="ro1">
          <table:table-cell office:value-type="string">
            <text:p>13h</text:p>
          </table:table-cell>
          <table:table-cell office:value-type="string" table:number-columns-spanned="5" table:number-rows-spanned="1">
            <text:p>Repas offert aux participants</text:p>
            <text:p> </text:p>
          </table:table-cell>
          <table:covered-table-cell table:number-columns-repeated="4"/>
        </table:table-row>
        <table:table-row table:style-name="ro6">
          <table:table-cell office:value-type="string">
            <text:p>14h à 17h</text:p>
          </table:table-cell>
          <table:table-cell table:style-name="ce3" office:value-type="string">
            <text:p><text:a xlink:href="http://www.toulibre.org/ubuntuparty#atelier_ubuntu_linux">Initiation à Ubuntu</text:a></text:p>
            <text:p>Fabien Adam, Régis Maura</text:p>
            <text:p><text:a xlink:href="http://www.toulibre.org/ubuntuparty2011:atelier_ubuntu_linux">Inscription</text:a></text:p>
            <text:p>Salle C101</text:p>
          </table:table-cell>
          <table:table-cell table:style-name="ce3" office:value-type="string">
            <text:p><text:a xlink:href="http://www.toulibre.org/ubuntuparty#atelier_cloud">Atelier Cloud</text:a></text:p>
            <text:p>Christophe Sauthier, Lionel Porcheron</text:p>
            <text:p><text:a xlink:href="http://www.toulibre.org/ubuntuparty2011:atelier_cloud">Inscription</text:a></text:p>
            <text:p>Salle C103</text:p>
          </table:table-cell>
          <table:table-cell table:style-name="ce3" office:value-type="string">
            <text:p><text:a xlink:href="http://www.toulibre.org/ubuntuparty#atelier_scribus">Atelier Scribus, Création d'un livre coopératif</text:a></text:p>
            <text:p>Cédric Gémy</text:p>
            <text:p><text:a xlink:href="http://www.toulibre.org/ubuntuparty2011:atelier_scribus">Inscription</text:a></text:p>
            <text:p>Salle A201</text:p>
          </table:table-cell>
          <table:table-cell table:style-name="ce3" office:value-type="string">
            <text:p><text:a xlink:href="http://www.toulibre.org/ubuntuparty#atelier_mao">Bien démarrer avec Ardour</text:a></text:p>
            <text:p>François Girault</text:p>
            <text:p><text:a xlink:href="http://www.toulibre.org/ubuntuparty2011:atelier_ardour">Inscription</text:a></text:p>
            <text:p>Salle A202</text:p>
          </table:table-cell>
          <table:table-cell table:style-name="ce3" office:value-type="string">
            <text:p><text:a xlink:href="http://www.toulibre.org/ubuntuparty#atelier_speedpainting">Atelier création d'une peinture numérique</text:a></text:p>
            <text:p>David Revoy</text:p>
            <text:p><text:a xlink:href="http://www.toulibre.org/ubuntuparty2011:atelier_peinture_numerique">Inscription</text:a></text:p>
            <text:p>Salle A203</text:p>
          </table:table-cell>
        </table:table-row>
        <table:table-row table:style-name="ro1">
          <table:table-cell office:value-type="string">
            <text:p>17h</text:p>
          </table:table-cell>
          <table:table-cell office:value-type="string" table:number-columns-spanned="5" table:number-rows-spanned="1">
            <text:p>Fin des ateliers</text:p>
            <text:p> </text:p>
          </table:table-cell>
          <table:covered-table-cell table:number-columns-repeated="4"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/11/2011</text:date>, <text:time>00:3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 </meta:initial-creator>
    <meta:creation-date>2011-11-08T23:58:54</meta:creation-date>
    <dc:date>2011-11-09T00:38:45</dc:date>
    <dc:creator>manue </dc:creator>
    <meta:editing-duration>PT39M52S</meta:editing-duration>
    <meta:editing-cycles>2</meta:editing-cycles>
    <meta:generator>LibreOffice/3.4$Linux LibreOffice_project/340m1$Build-302</meta:generator>
    <meta:document-statistic meta:table-count="3" meta:cell-count="53" meta:object-count="0"/>
  </office:meta>
</office:document-meta>
</file>